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B000000380E48FE88.png" manifest:media-type="image/png"/>
  <manifest:file-entry manifest:full-path="Pictures/100002010000006E000000C4B200A948.png" manifest:media-type="image/png"/>
  <manifest:file-entry manifest:full-path="Pictures/10000201000000610000008C9052B69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8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34cm" fo:min-width="0cm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fo:min-height="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layer="layout" svg:width="2.7cm" svg:height="1.1cm" svg:x="8.56cm" svg:y="21.3cm">
          <draw:text-box>
            <text:p>FILMS</text:p>
          </draw:text-box>
        </draw:frame>
        <draw:frame draw:style-name="gr2" draw:layer="layout" svg:width="4.16cm" svg:height="2.484cm" svg:x="4.4cm" svg:y="16.616cm">
          <draw:text-box>
            <text:p>TITREFILM=</text:p>
            <text:p>'Ensemble </text:p>
            <text:p>c'est tout'</text:p>
          </draw:text-box>
        </draw:frame>
        <draw:frame draw:style-name="gr3" draw:text-style-name="P1" draw:layer="layout" svg:width="3.42cm" svg:height="4.937cm" svg:x="9.26cm" svg:y="10.199cm">
          <draw:image xlink:href="Pictures/10000201000000610000008C9052B696.png" xlink:type="simple" xlink:show="embed" xlink:actuate="onLoad">
            <text:p/>
          </draw:image>
        </draw:frame>
        <draw:frame draw:style-name="gr3" draw:text-style-name="P1" draw:layer="layout" svg:width="3.879cm" svg:height="6.912cm" svg:x="7.681cm" svg:y="14.487cm">
          <draw:image xlink:href="Pictures/100002010000006E000000C4B200A948.png" xlink:type="simple" xlink:show="embed" xlink:actuate="onLoad">
            <text:p/>
          </draw:image>
        </draw:frame>
        <draw:frame draw:style-name="gr4" draw:layer="layout" svg:width="5.281cm" svg:height="0.962cm" svg:x="11.087cm" svg:y="14.737cm">
          <draw:text-box>
            <text:p>REALISATEURS</text:p>
          </draw:text-box>
        </draw:frame>
        <draw:frame draw:style-name="gr3" draw:text-style-name="P1" draw:layer="layout" svg:width="4.901cm" svg:height="1.974cm" svg:x="8.259cm" svg:y="8.5cm">
          <draw:image xlink:href="Pictures/100002010000008B000000380E48FE88.png" xlink:type="simple" xlink:show="embed" xlink:actuate="onLoad">
            <text:p/>
          </draw:image>
        </draw:frame>
        <draw:frame draw:style-name="gr5" draw:layer="layout" svg:width="4.8cm" svg:height="3.095cm" svg:x="4.46cm" svg:y="12.349cm">
          <draw:text-box>
            <text:p>R1.DATESORTIE&gt;REALISATEURS.DDECREAL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5T08:42:04.347611121</meta:creation-date>
    <meta:generator>LibreOffice/4.2.8.2$Linux_X86_64 LibreOffice_project/420m0$Build-2</meta:generator>
    <dc:date>2018-03-15T08:46:01.733283473</dc:date>
    <meta:editing-duration>P0D</meta:editing-duration>
    <meta:editing-cycles>1</meta:editing-cycles>
    <meta:document-statistic meta:object-count="7"/>
  </office:meta>
</office:document-meta>
</file>